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1421" officeooo:paragraph-rsid="0016142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62a56" officeooo:paragraph-rsid="00162a5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866b5" officeooo:paragraph-rsid="001866b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66b5" officeooo:paragraph-rsid="001866b5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pecifications</text:p>
      <text:p text:style-name="P1"/>
      <text:p text:style-name="P2">by Pierre Gaulard</text:p>
      <text:p text:style-name="P2"/>
      <text:p text:style-name="P2">Draft v0.1 (May 16 of 2014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Android application</text:p>
      <text:p text:style-name="P3"/>
      <text:p text:style-name="P4"/>
      <text:p text:style-name="P3"/>
      <text:p text:style-name="P3">Web sit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19:10:53.440556056</meta:creation-date>
    <dc:date>2014-05-16T19:14:02.624824955</dc:date>
    <meta:editing-duration>PT2M21S</meta:editing-duration>
    <meta:editing-cycles>5</meta:editing-cycles>
    <meta:generator>LibreOffice/4.2.3.3$Linux_X86_64 LibreOffice_project/420m0$Build-3</meta:generator>
    <meta:document-statistic meta:table-count="0" meta:image-count="0" meta:object-count="0" meta:page-count="2" meta:paragraph-count="5" meta:word-count="14" meta:character-count="85" meta:non-whitespace-character-count="76"/>
  </office:meta>
</office:document-meta>
</file>